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3e6" officeooo:paragraph-rsid="001ee3e6"/>
    </style:style>
    <style:style style:name="P2" style:family="paragraph" style:parent-style-name="Standard">
      <style:text-properties officeooo:rsid="00227185" officeooo:paragraph-rsid="00227185"/>
    </style:style>
    <style:style style:name="P3" style:family="paragraph" style:parent-style-name="Standard">
      <style:paragraph-properties fo:text-align="start" style:justify-single-word="false"/>
      <style:text-properties officeooo:rsid="00227185" officeooo:paragraph-rsid="00227185"/>
    </style:style>
    <style:style style:name="P4" style:family="paragraph" style:parent-style-name="Standard">
      <style:text-properties officeooo:rsid="0022b0aa" officeooo:paragraph-rsid="0022b0a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07e6b" style:font-style-asian="normal" style:font-style-complex="normal"/>
    </style:style>
    <style:style style:name="T4" style:family="text">
      <style:text-properties fo:font-style="normal" officeooo:rsid="00227185" style:font-style-asian="normal" style:font-style-complex="normal"/>
    </style:style>
    <style:style style:name="T5" style:family="text">
      <style:text-properties fo:font-style="normal" officeooo:rsid="0022b0aa" style:font-style-asian="normal" style:font-style-complex="normal"/>
    </style:style>
    <style:style style:name="T6" style:family="text">
      <style:text-properties officeooo:rsid="0022b0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WIRED <text:span text:style-name="T6">[1]</text:span>, quantum computers change the way data is handled by manipulating it in qubits instead of conventional bits. If you input, say, a mathematical formula into a quantum computer, that formula is converted into quantum bits. Quantum bits exist in a state of superposition, so until the final result of the formula is observed, each qubit can be in multiple states at once, as opposed to how a traditional bit can only be <text:span text:style-name="T1">1 </text:span><text:span text:style-name="T2">or </text:span><text:span text:style-name="T1">0</text:span><text:span text:style-name="T2">. </text:span><text:span text:style-name="T3">And since each qubit added exponentially increases the amount of data a quantum computer can store and process.</text:span></text:p>
      <text:p text:style-name="P1"><text:span text:style-name="T3"/></text:p>
      <text:p text:style-name="P1"><text:span text:style-name="T3"><text:tab/></text:span><text:span text:style-name="T5">Quantum computing would also be useful for analyzing and outputting analysis of big data, which can help as well as harm. Many large companies like Facebook use user data [2] for target advertisements, which can infringe on user privacy. On the other, more Orwellian, hand, government can use big data in conjunction with quantum computing to catch potential criminals before they commit a crime.</text:span></text:p>
      <text:p text:style-name="P1"><text:span text:style-name="T4"/></text:p>
      <text:p text:style-name="P2"><text:span text:style-name="T2"><text:tab/>Quantum computing also creates worrisome problems in the area of computer security. </text:span><text:span text:style-name="T5">Also according to WIRED [1],</text:span><text:span text:style-name="T2"> </text:span><text:span text:style-name="T5">t</text:span><text:span text:style-name="T2">oday’s standard </text:span><text:span text:style-name="T5">encryption,</text:span><text:span text:style-name="T2"> 256-bit RSA, would be easily cracked by a quantum computer. </text:span><text:span text:style-name="T5">256-bit RSA is used in everything from securing online credit card transactions to scrambling important government communications, and even just to send messages between friends. S</text:span><text:span text:style-name="T2">ince the average consumer probably won’t have access to a quantum computer for the forseeable future, there won’t be any way to re-secure the Internet and other networks. <text:s text:c="140"/></text:span></text:p>
      <text:p text:style-name="P2"><text:span text:style-name="T2"/></text:p>
      <text:p text:style-name="P4"><text:span text:style-name="T2">[1] </text:span><text:a xlink:type="simple" xlink:href="https://www.wired.co.uk/article/quantum-computing-explained" text:style-name="Internet_20_link" text:visited-style-name="Visited_20_Internet_20_Link"><text:span text:style-name="T2">https://www.wired.co.uk/article/quantum-computing-explained</text:span></text:a><text:span text:style-name="T2"> </text:span></text:p>
      <text:p text:style-name="P4"><text:span text:style-name="T2">[2] </text:span><text:a xlink:type="simple" xlink:href="https://www.simplilearn.com/how-facebook-is-using-big-data-article" text:style-name="Internet_20_link" text:visited-style-name="Visited_20_Internet_20_Link"><text:span text:style-name="T2">https://www.simplilearn.com/how-facebook-is-using-big-data-article</text:span></text:a><text:span text:style-name="T2">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 text:c="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2:14:05.771398152</meta:creation-date>
    <dc:date>2018-12-07T12:42:01.171773466</dc:date>
    <meta:editing-duration>PT17M5S</meta:editing-duration>
    <meta:editing-cycles>3</meta:editing-cycles>
    <meta:generator>LibreOffice/6.0.6.2$Linux_X86_64 LibreOffice_project/00m0$Build-2</meta:generator>
    <meta:document-statistic meta:table-count="0" meta:image-count="0" meta:object-count="0" meta:page-count="1" meta:paragraph-count="6" meta:word-count="248" meta:character-count="1877" meta:non-whitespace-character-count="1397"/>
  </office:meta>
</office:document-meta>
</file>